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Liberation Sans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5-225_items-with_ext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number-columns-repeated="2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30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29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/>
          <table:table-cell table:style-name="Default"/>
          <table:table-cell table:number-columns-repeated="25"/>
          <table:table-cell table:style-name="ce14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Default"/>
          <table:table-cell table:number-columns-repeated="25"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table:style-name="ce30" office:value-type="string" calcext:value-type="string" table:number-columns-spanned="10" table:number-rows-spanned="1">
            <text:p>The preceding 180 items match those in combo-4-180_items-rand_head_score.ods. <text:s/>Following are 45 extra items; answering them may help break a tie.</text:p>
          </table:table-cell>
          <table:covered-table-cell table:number-columns-repeated="6"/>
          <table:covered-table-cell table:style-name="ce41"/>
          <table:covered-table-cell table:style-name="Default"/>
          <table:covered-table-cell/>
          <table:table-cell table:number-columns-repeated="24"/>
          <table:table-cell table:style-name="ce14"/>
          <table:table-cell/>
        </table:table-row>
        <table:table-row table:style-name="ro5">
          <table:table-cell office:value-type="string" calcext:value-type="string">
            <text:p>I do my best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6]);1;IF(ISTEXT([.C186]);2;IF(ISTEXT([.D186]);3;IF(ISTEXT([.E186]);4;IF(ISTEXT([.F18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87]);1;IF(ISTEXT([.C187]);2;IF(ISTEXT([.D187]);3;IF(ISTEXT([.E187]);4;IF(ISTEXT([.F18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emotional, but can be very logical at tim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8]);1;IF(ISTEXT([.C188]);2;IF(ISTEXT([.D188]);3;IF(ISTEXT([.E188]);4;IF(ISTEXT([.F18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dventurous and love to try new thing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89]);1;IF(ISTEXT([.C189]);2;IF(ISTEXT([.D189]);3;IF(ISTEXT([.E189]);4;IF(ISTEXT([.F1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have been accused of being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0]);1;IF(ISTEXT([.C190]);2;IF(ISTEXT([.D190]);3;IF(ISTEXT([.E190]);4;IF(ISTEXT([.F19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rmalcy is in the eye of the beholde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91]);1;IF(ISTEXT([.C191]);2;IF(ISTEXT([.D191]);3;IF(ISTEXT([.E191]);4;IF(ISTEXT([.F19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re about other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92]);1;IF(ISTEXT([.C192]);2;IF(ISTEXT([.D192]);3;IF(ISTEXT([.E192]);4;IF(ISTEXT([.F19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push myself to the limits of my capabil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93]);1;IF(ISTEXT([.C193]);2;IF(ISTEXT([.D193]);3;IF(ISTEXT([.E193]);4;IF(ISTEXT([.F19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difficult to get along with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94]);1;IF(ISTEXT([.C194]);2;IF(ISTEXT([.D194]);3;IF(ISTEXT([.E194]);4;IF(ISTEXT([.F19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ork hard and expect my efforts to be appreciat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95]);1;IF(ISTEXT([.C195]);2;IF(ISTEXT([.D195]);3;IF(ISTEXT([.E195]);4;IF(ISTEXT([.F1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he wealthiest person is a pauper at times, compared to a man with a satisfied min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96]);1;IF(ISTEXT([.C196]);2;IF(ISTEXT([.D196]);3;IF(ISTEXT([.E196]);4;IF(ISTEXT([.F19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Flattery will get you nowher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97]);1;IF(ISTEXT([.C197]);2;IF(ISTEXT([.D197]);3;IF(ISTEXT([.E197]);4;IF(ISTEXT([.F19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value excitement and am not afraid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98]);1;IF(ISTEXT([.C198]);2;IF(ISTEXT([.D198]);3;IF(ISTEXT([.E198]);4;IF(ISTEXT([.F1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Rational decisions are best, and they require the absolute truth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99]);1;IF(ISTEXT([.C199]);2;IF(ISTEXT([.D199]);3;IF(ISTEXT([.E199]);4;IF(ISTEXT([.F19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dislike it when people try to manipulate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0]);1;IF(ISTEXT([.C200]);2;IF(ISTEXT([.D200]);3;IF(ISTEXT([.E200]);4;IF(ISTEXT([.F2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get along with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01]);1;IF(ISTEXT([.C201]);2;IF(ISTEXT([.D201]);3;IF(ISTEXT([.E201]);4;IF(ISTEXT([.F20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ometimes I give up too easi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02]);1;IF(ISTEXT([.C202]);2;IF(ISTEXT([.D202]);3;IF(ISTEXT([.E202]);4;IF(ISTEXT([.F20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honest, fair, and imparti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03]);1;IF(ISTEXT([.C203]);2;IF(ISTEXT([.D203]);3;IF(ISTEXT([.E203]);4;IF(ISTEXT([.F20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mind my manners and am very polit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04]);1;IF(ISTEXT([.C204]);2;IF(ISTEXT([.D204]);3;IF(ISTEXT([.E204]);4;IF(ISTEXT([.F2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important to know the rules, even if you are going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05]);1;IF(ISTEXT([.C205]);2;IF(ISTEXT([.D205]);3;IF(ISTEXT([.E205]);4;IF(ISTEXT([.F20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now for a fact that "it's always darkest just before the dawn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06]);1;IF(ISTEXT([.C206]);2;IF(ISTEXT([.D206]);3;IF(ISTEXT([.E206]);4;IF(ISTEXT([.F20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ove to dive deeply into interesting topic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07]);1;IF(ISTEXT([.C207]);2;IF(ISTEXT([.D207]);3;IF(ISTEXT([.E207]);4;IF(ISTEXT([.F20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Variety is the spice of lif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08]);1;IF(ISTEXT([.C208]);2;IF(ISTEXT([.D208]);3;IF(ISTEXT([.E208]);4;IF(ISTEXT([.F20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Only my very closest friends have seen my vulnerable sid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9]);1;IF(ISTEXT([.C209]);2;IF(ISTEXT([.D209]);3;IF(ISTEXT([.E209]);4;IF(ISTEXT([.F20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t times I care more for others than I do for myself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10]);1;IF(ISTEXT([.C210]);2;IF(ISTEXT([.D210]);3;IF(ISTEXT([.E210]);4;IF(ISTEXT([.F21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keep things organiz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11]);1;IF(ISTEXT([.C211]);2;IF(ISTEXT([.D211]);3;IF(ISTEXT([.E211]);4;IF(ISTEXT([.F21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re for my friends when they are s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2]);1;IF(ISTEXT([.C212]);2;IF(ISTEXT([.D212]);3;IF(ISTEXT([.E212]);4;IF(ISTEXT([.F2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13]);1;IF(ISTEXT([.C213]);2;IF(ISTEXT([.D213]);3;IF(ISTEXT([.E213]);4;IF(ISTEXT([.F2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lot of anxie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14]);1;IF(ISTEXT([.C214]);2;IF(ISTEXT([.D214]);3;IF(ISTEXT([.E214]);4;IF(ISTEXT([.F21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avoid conflic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15]);1;IF(ISTEXT([.C215]);2;IF(ISTEXT([.D215]);3;IF(ISTEXT([.E215]);4;IF(ISTEXT([.F2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dislike loud peop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16]);1;IF(ISTEXT([.C216]);2;IF(ISTEXT([.D216]);3;IF(ISTEXT([.E216]);4;IF(ISTEXT([.F2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now how to get the things I ne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17]);1;IF(ISTEXT([.C217]);2;IF(ISTEXT([.D217]);3;IF(ISTEXT([.E217]);4;IF(ISTEXT([.F2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some ways, I am a "jack of all trades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18]);1;IF(ISTEXT([.C218]);2;IF(ISTEXT([.D218]);3;IF(ISTEXT([.E218]);4;IF(ISTEXT([.F2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help stray pets find their old home or a new on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19]);1;IF(ISTEXT([.C219]);2;IF(ISTEXT([.D219]);3;IF(ISTEXT([.E219]);4;IF(ISTEXT([.F21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 not like to joke arou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20]);1;IF(ISTEXT([.C220]);2;IF(ISTEXT([.D220]);3;IF(ISTEXT([.E220]);4;IF(ISTEXT([.F22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t's nice to have some control over the work I am doing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21]);1;IF(ISTEXT([.C221]);2;IF(ISTEXT([.D221]);3;IF(ISTEXT([.E221]);4;IF(ISTEXT([.F2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competit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22]);1;IF(ISTEXT([.C222]);2;IF(ISTEXT([.D222]);3;IF(ISTEXT([.E222]);4;IF(ISTEXT([.F2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insist on making my own decisions, but do so only when I'm good and read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23]);1;IF(ISTEXT([.C223]);2;IF(ISTEXT([.D223]);3;IF(ISTEXT([.E223]);4;IF(ISTEXT([.F22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flexible, but can be a bit stubborn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24]);1;IF(ISTEXT([.C224]);2;IF(ISTEXT([.D224]);3;IF(ISTEXT([.E224]);4;IF(ISTEXT([.F2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eople sometimes tell me I should get out mor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25]);1;IF(ISTEXT([.C225]);2;IF(ISTEXT([.D225]);3;IF(ISTEXT([.E225]);4;IF(ISTEXT([.F22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brutally honest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26]);1;IF(ISTEXT([.C226]);2;IF(ISTEXT([.D226]);3;IF(ISTEXT([.E226]);4;IF(ISTEXT([.F2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keep up with how my friends are do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7]);1;IF(ISTEXT([.C227]);2;IF(ISTEXT([.D227]);3;IF(ISTEXT([.E227]);4;IF(ISTEXT([.F22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have trouble saving mone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28]);1;IF(ISTEXT([.C228]);2;IF(ISTEXT([.D228]);3;IF(ISTEXT([.E228]);4;IF(ISTEXT([.F2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believe ideals can make us bett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29]);1;IF(ISTEXT([.C229]);2;IF(ISTEXT([.D229]);3;IF(ISTEXT([.E229]);4;IF(ISTEXT([.F22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break the rul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30]);1;IF(ISTEXT([.C230]);2;IF(ISTEXT([.D230]);3;IF(ISTEXT([.E230]);4;IF(ISTEXT([.F23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30"/>
        </table:table-row>
        <table:table-row table:style-name="ro5">
          <table:table-cell table:number-columns-repeated="36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number-columns-repeated="36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35"/>
        </table:table-row>
        <table:table-row table:style-name="ro5" table:number-rows-repeated="28">
          <table:table-cell table:number-columns-repeated="36"/>
        </table:table-row>
        <table:table-row table:style-name="ro5" table:number-rows-repeated="4">
          <table:table-cell table:number-columns-repeated="6"/>
          <table:table-cell table:style-name="ce33"/>
          <table:table-cell table:style-name="ce59" table:number-columns-repeated="2"/>
          <table:table-cell table:number-columns-repeated="27"/>
        </table:table-row>
        <table:table-row table:style-name="ro5" table:number-rows-repeated="30">
          <table:table-cell table:number-columns-repeated="36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25" calcext:value-type="float">
            <text:p>25</text:p>
          </table:table-cell>
          <table:table-cell table:style-name="ce22" table:formula="of:=([.B303]-20)*0.0125" office:value-type="percentage" office:value="0.0625" calcext:value-type="percentage">
            <text:p>6.25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011441647597254" calcext:value-type="percentage">
            <text:p>1.14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50" calcext:value-type="float">
            <text:p>50</text:p>
          </table:table-cell>
          <table:table-cell table:style-name="ce22" table:formula="of:=([.B304]-20)*0.0125" office:value-type="percentage" office:value="0.375" calcext:value-type="percentage">
            <text:p>37.5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04]/[.C312])" office:value-type="percentage" office:value="0.068649885583524" calcext:value-type="percentage">
            <text:p>6.86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75" calcext:value-type="float">
            <text:p>75</text:p>
          </table:table-cell>
          <table:table-cell table:style-name="ce22" table:formula="of:=([.B305]-20)*0.0125" office:value-type="percentage" office:value="0.6875" calcext:value-type="percentage">
            <text:p>68.75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5]/[.C312])" office:value-type="percentage" office:value="0.125858123569794" calcext:value-type="percentage">
            <text:p>12.59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100" calcext:value-type="float">
            <text:p>100</text:p>
          </table:table-cell>
          <table:table-cell table:style-name="ce22" table:formula="of:=([.B306]-20)*0.0125" office:value-type="percentage" office:value="1" calcext:value-type="percentage">
            <text:p>100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6]/[.C312])" office:value-type="percentage" office:value="0.183066361556064" calcext:value-type="percentage">
            <text:p>18.31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123" calcext:value-type="float">
            <text:p>123</text:p>
          </table:table-cell>
          <table:table-cell table:style-name="ce22" table:formula="of:=([.B307]-20)*0.0125" office:value-type="percentage" office:value="1.2875" calcext:value-type="percentage">
            <text:p>128.75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35697940503432" calcext:value-type="percentage">
            <text:p>23.57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28" calcext:value-type="float">
            <text:p>28</text:p>
          </table:table-cell>
          <table:table-cell table:style-name="ce22" table:formula="of:=([.B308]-20)*0.0125" office:value-type="percentage" office:value="0.1" calcext:value-type="percentage">
            <text:p>10.00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183066361556064" calcext:value-type="percentage">
            <text:p>1.83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47" calcext:value-type="float">
            <text:p>47</text:p>
          </table:table-cell>
          <table:table-cell table:style-name="ce22" table:formula="of:=([.B309]-20)*0.0125" office:value-type="percentage" office:value="0.3375" calcext:value-type="percentage">
            <text:p>33.7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617848970251716" calcext:value-type="percentage">
            <text:p>6.18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72" calcext:value-type="float">
            <text:p>72</text:p>
          </table:table-cell>
          <table:table-cell table:style-name="ce22" table:formula="of:=([.B310]-20)*0.0125" office:value-type="percentage" office:value="0.65" calcext:value-type="percentage">
            <text:p>65.00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10]/[.C312])" office:value-type="percentage" office:value="0.118993135011442" calcext:value-type="percentage">
            <text:p>11.90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97" calcext:value-type="float">
            <text:p>97</text:p>
          </table:table-cell>
          <table:table-cell table:style-name="ce22" table:formula="of:=([.B311]-20)*0.0125" office:value-type="percentage" office:value="0.9625" calcext:value-type="percentage">
            <text:p>96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Very High" calcext:value-type="string">
            <text:p>Very High</text:p>
          </table:table-cell>
          <table:table-cell table:style-name="ce27" table:formula="of:=([.C311]/[.C312])" office:value-type="percentage" office:value="0.176201372997712" calcext:value-type="percentage">
            <text:p>17.62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5.4625" calcext:value-type="percentage">
            <text:p>546.25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 To break a tie, you <text:span text:style-name="T18">must</text:span> refine your answers, because this is the questionnaire with the most items!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28];[.AJ36];[.AJ85];[.A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66];[.AJ83];[.AJ118];[.A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I72];[.AI88];[.AI96];[.AI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29];[.AJ111];[.AJ155];[.A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6];[.AJ17];[.AJ68];[.A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35];[.AJ45];[.AJ53];[.A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26];[.AJ46];[.AJ62];[.A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67];[.AJ84];[.AJ152];[.A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5];[.AJ41];[.AJ107];[.A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30"/>
        </table:table-row>
        <table:table-row table:style-name="ro5">
          <table:table-cell table:number-columns-repeated="3"/>
          <table:table-cell table:style-name="ce14"/>
          <table:table-cell table:number-columns-repeated="32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/>
          <table:table-cell table:number-columns-repeated="2"/>
          <table:table-cell table:style-name="ce14"/>
          <table:table-cell table:number-columns-repeated="32"/>
        </table:table-row>
        <table:table-row table:style-name="ro5">
          <table:table-cell table:number-columns-repeated="36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9-45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AJ19];[.AJ69];[.AJ77];[.AJ112];[.AJ130];[.AJ147];[.AJ156];[.AJ174];[.AJ211])" office:value-type="float" office:value="9" calcext:value-type="float">
            <text:p>9</text:p>
          </table:table-cell>
          <table:table-cell table:style-name="ce22" table:formula="of:=([.B339]-9)*0.027778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13];[.AJ22];[.AJ31];[.AJ58];[.AJ74];[.AJ109];[.AJ143];[.AJ161];[.AJ201])" office:value-type="float" office:value="18" calcext:value-type="float">
            <text:p>18</text:p>
          </table:table-cell>
          <table:table-cell table:style-name="ce22" table:formula="of:=([.B340]-9)*0.027778" office:value-type="percentage" office:value="0.250002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633802816901408" calcext:value-type="percentage">
            <text:p>6.34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];[.AJ15];[.AJ24];[.AJ43];[.AJ55];[.AJ64];[.AJ131];[.AJ181];[.AJ213])" office:value-type="float" office:value="27" calcext:value-type="float">
            <text:p>27</text:p>
          </table:table-cell>
          <table:table-cell table:style-name="ce22" table:formula="of:=([.B341]-9)*0.027778" office:value-type="percentage" office:value="0.500004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26760563380282" calcext:value-type="percentage">
            <text:p>12.68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AJ12];[.AJ21];[.AJ65];[.AJ73];[.AJ92];[.AJ103];[.AJ137];[.AJ146];[.AJ212])" office:value-type="float" office:value="36" calcext:value-type="float">
            <text:p>36</text:p>
          </table:table-cell>
          <table:table-cell table:style-name="ce22" table:formula="of:=([.B342]-9)*0.027778" office:value-type="percentage" office:value="0.750006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190140845070423" calcext:value-type="percentage">
            <text:p>19.01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AJ33];[.AJ40];[.AJ48];[.AJ56];[.AJ78];[.AJ116];[.AJ149];[.AJ158];[.AJ216])" office:value-type="float" office:value="45" calcext:value-type="float">
            <text:p>45</text:p>
          </table:table-cell>
          <table:table-cell table:style-name="ce22" table:formula="of:=([.B343]-9)*0.027778" office:value-type="percentage" office:value="1.000008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53521126760563" calcext:value-type="percentage">
            <text:p>25.35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J10];[.AJ18];[.AJ27];[.AJ63];[.AJ86];[.AJ110];[.AJ139];[.AJ175];[.AJ197])" office:value-type="float" office:value="10" calcext:value-type="float">
            <text:p>10</text:p>
          </table:table-cell>
          <table:table-cell table:style-name="ce22" table:formula="of:=([.B344]-9)*0.027778" office:value-type="percentage" office:value="0.027778" calcext:value-type="percentage">
            <text:p>2.78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0704225352112676" calcext:value-type="percentage">
            <text:p>0.70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J16];[.AJ37];[.AJ89];[.AJ98];[.AJ114];[.AJ125];[.AJ162];[.AJ179];[.AJ218])" office:value-type="float" office:value="17" calcext:value-type="float">
            <text:p>17</text:p>
          </table:table-cell>
          <table:table-cell table:style-name="ce22" table:formula="of:=([.B345]-9)*0.027778" office:value-type="percentage" office:value="0.222224" calcext:value-type="percentage">
            <text:p>22.22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Low" calcext:value-type="string">
            <text:p>Low</text:p>
          </table:table-cell>
          <table:table-cell table:style-name="ce22" table:formula="of:=([.C345]/[.C348])" office:value-type="percentage" office:value="0.0563380281690141" calcext:value-type="percentage">
            <text:p>5.63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J30];[.AJ75];[.AJ117];[.AJ128];[.AJ136];[.AJ160];[.AJ168];[.AJ176];[.AJ200])" office:value-type="float" office:value="26" calcext:value-type="float">
            <text:p>26</text:p>
          </table:table-cell>
          <table:table-cell table:style-name="ce22" table:formula="of:=([.B346]-9)*0.027778" office:value-type="percentage" office:value="0.472226" calcext:value-type="percentage">
            <text:p>47.22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6]/[.C348])" office:value-type="percentage" office:value="0.119718309859155" calcext:value-type="percentage">
            <text:p>11.97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14];[.AJ61];[.AJ81];[.AJ90];[.AJ150];[.AJ159];[.AJ169];[.AJ178];[.AJ215])" office:value-type="float" office:value="35" calcext:value-type="float">
            <text:p>35</text:p>
          </table:table-cell>
          <table:table-cell table:style-name="ce22" table:formula="of:=([.B347]-9)*0.027778" office:value-type="percentage" office:value="0.722228" calcext:value-type="percentage">
            <text:p>72.22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47]/[.C348])" office:value-type="percentage" office:value="0.183098591549296" calcext:value-type="percentage">
            <text:p>18.31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944476" calcext:value-type="percentage">
            <text:p>394.45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9">² With (81/9)=9 items for each type, the Lowest possible Raw Score is (9*1)=9</text:span>, and the Highest possible Raw Score is (9*5)=45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12-6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9];[.AJ44];[.AJ52];[.AJ60];[.AJ93];[.AJ121];[.AJ138];[.AJ166];[.AJ190];[.AJ203];[.AJ220];[.AJ229])" office:value-type="float" office:value="12" calcext:value-type="float">
            <text:p>12</text:p>
          </table:table-cell>
          <table:table-cell table:style-name="ce22" table:formula="of:=([.B357]-12)*0.02083333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39];[.AJ49];[.AJ91];[.AJ100];[.AJ126];[.AJ153];[.AJ170];[.AJ182];[.AJ192];[.AJ210];[.AJ219];[.AJ227])" office:value-type="float" office:value="24" calcext:value-type="float">
            <text:p>24</text:p>
          </table:table-cell>
          <table:table-cell table:style-name="ce22" table:formula="of:=([.B358]-12)*0.02083333" office:value-type="percentage" office:value="0.24999996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0638297872340426" calcext:value-type="percentage">
            <text:p>6.38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34];[.AJ80];[.AJ104];[.AJ113];[.AJ122];[.AJ140];[.AJ151];[.AJ163];[.AJ186];[.AJ195];[.AJ204];[.AJ222])" office:value-type="float" office:value="36" calcext:value-type="float">
            <text:p>36</text:p>
          </table:table-cell>
          <table:table-cell table:style-name="ce22" table:formula="of:=([.B359]-12)*0.02083333" office:value-type="percentage" office:value="0.49999992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127659574468085" calcext:value-type="percentage">
            <text:p>12.77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38];[.AJ47];[.AJ57];[.AJ82];[.AJ120];[.AJ129];[.AJ164];[.AJ172];[.AJ194];[.AJ202];[.AJ221];[.AJ230])" office:value-type="float" office:value="48" calcext:value-type="float">
            <text:p>48</text:p>
          </table:table-cell>
          <table:table-cell table:style-name="ce22" table:formula="of:=([.B360]-12)*0.02083333" office:value-type="percentage" office:value="0.74999988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191489361702128" calcext:value-type="percentage">
            <text:p>19.15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25];[.AJ87];[.AJ97];[.AJ105];[.AJ132];[.AJ141];[.AJ167];[.AJ177];[.AJ191];[.AJ199];[.AJ207];[.AJ225])" office:value-type="float" office:value="58" calcext:value-type="float">
            <text:p>58</text:p>
          </table:table-cell>
          <table:table-cell table:style-name="ce22" table:formula="of:=([.B361]-12)*0.02083333" office:value-type="percentage" office:value="0.95833318" calcext:value-type="percentage">
            <text:p>95.83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24468085106383" calcext:value-type="percentage">
            <text:p>24.47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94];[.AJ102];[.AJ119];[.AJ127];[.AJ148];[.AJ157];[.AJ165];[.AJ183];[.AJ188];[.AJ205];[.AJ214];[.AJ223])" office:value-type="float" office:value="13" calcext:value-type="float">
            <text:p>13</text:p>
          </table:table-cell>
          <table:table-cell table:style-name="ce22" table:formula="of:=([.B362]-12)*0.02083333" office:value-type="percentage" office:value="0.02083333" calcext:value-type="percentage">
            <text:p>2.08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0531914893617021" calcext:value-type="percentage">
            <text:p>0.53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8];[.AJ54];[.AJ70];[.AJ79];[.AJ134];[.AJ145];[.AJ154];[.AJ171];[.AJ189];[.AJ198];[.AJ208];[.AJ218])" office:value-type="float" office:value="23" calcext:value-type="float">
            <text:p>23</text:p>
          </table:table-cell>
          <table:table-cell table:style-name="ce22" table:formula="of:=([.B363]-12)*0.02083333" office:value-type="percentage" office:value="0.22916663" calcext:value-type="percentage">
            <text:p>22.92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Low" calcext:value-type="string">
            <text:p>Low</text:p>
          </table:table-cell>
          <table:table-cell table:style-name="ce22" table:formula="of:=([.C363]/[.C366])" office:value-type="percentage" office:value="0.0585106382978723" calcext:value-type="percentage">
            <text:p>5.85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11];[.AJ20];[.AJ42];[.AJ50];[.AJ59];[.AJ95];[.AJ108];[.AJ144];[.AJ193];[.AJ209];[.AJ217];[.AJ226])" office:value-type="float" office:value="35" calcext:value-type="float">
            <text:p>35</text:p>
          </table:table-cell>
          <table:table-cell table:style-name="ce22" table:formula="of:=([.B364]-12)*0.02083333" office:value-type="percentage" office:value="0.47916659" calcext:value-type="percentage">
            <text:p>47.92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64]/[.C366])" office:value-type="percentage" office:value="0.122340425531915" calcext:value-type="percentage">
            <text:p>12.23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23];[.AJ32];[.AJ51];[.AJ71];[.AJ99];[.AJ115];[.AJ123];[.AJ133];[.AJ187];[.AJ196];[.AJ206];[.AJ224])" office:value-type="float" office:value="47" calcext:value-type="float">
            <text:p>47</text:p>
          </table:table-cell>
          <table:table-cell table:style-name="ce22" table:formula="of:=([.B365]-12)*0.02083333" office:value-type="percentage" office:value="0.72916655" calcext:value-type="percentage">
            <text:p>72.92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65]/[.C366])" office:value-type="percentage" office:value="0.186170212765957" calcext:value-type="percentage">
            <text:p>18.62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3.91666604" calcext:value-type="percentage">
            <text:p>391.67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9">² With (108/9)=12 items for each type, the Lowest possible Raw Score is (12*1)=12</text:span>, and the Highest possible Raw Score is (12*5)=6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1048204">
          <table:table-cell table:number-columns-repeated="36"/>
        </table:table-row>
        <table:table-row table:style-name="ro5">
          <table:table-cell table:number-columns-repeated="36"/>
        </table:table-row>
      </table:table>
      <table:named-expressions/>
      <table:database-ranges>
        <table:database-range table:name="__Anonymous_Sheet_DB__0" table:target-range-address="'combo-5-225_items-with_extras'.A7:'combo-5-225_items-with_extras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6:51:24.005344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6T17:49:23.843481730</dc:date>
    <meta:editing-duration>P1DT22H40M</meta:editing-duration>
    <meta:editing-cycles>224</meta:editing-cycles>
    <meta:document-statistic meta:table-count="1" meta:cell-count="1659" meta:object-count="0"/>
  </office:meta>
</office:document-meta>
</file>